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e916" officeooo:paragraph-rsid="0013e916"/>
    </style:style>
    <style:style style:name="P2" style:family="paragraph" style:parent-style-name="Standard" style:list-style-name="L1">
      <style:text-properties officeooo:rsid="0013e916" officeooo:paragraph-rsid="0013e91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es de datos </text:p>
      <text:p text:style-name="P1"/>
      <text:p text:style-name="P1">Es un conjunto de datos relacionados entre si </text:p>
      <text:p text:style-name="P1"/>
      <text:p text:style-name="P1">Propiedades </text:p>
      <text:list xml:id="list2705490854" text:style-name="L1">
        <text:list-item>
          <text:p text:style-name="P2">independencia logia y fisica de los datos</text:p>
        </text:list-item>
        <text:list-item>
          <text:p text:style-name="P2">redundancia minima</text:p>
        </text:list-item>
        <text:list-item>
          <text:p text:style-name="P2">acceso concurrente por parte de multiples usuarios </text:p>
        </text:list-item>
        <text:list-item>
          <text:p text:style-name="P2">integridad de los datos</text:p>
        </text:list-item>
        <text:list-item>
          <text:p text:style-name="P2">integridad de los datos </text:p>
        </text:list-item>
        <text:list-item>
          <text:p text:style-name="P2">consultas complejas optimizadas</text:p>
        </text:list-item>
        <text:list-item>
          <text:p text:style-name="P2">seguridad de acceso y auditoria</text:p>
        </text:list-item>
        <text:list-item>
          <text:p text:style-name="P2">respaldo y recuperaccion 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21:07:00.845329583</meta:creation-date>
    <dc:date>2018-08-14T21:55:18.852761884</dc:date>
    <meta:editing-duration>PT38M7S</meta:editing-duration>
    <meta:editing-cycles>1</meta:editing-cycles>
    <meta:document-statistic meta:table-count="0" meta:image-count="0" meta:object-count="0" meta:page-count="1" meta:paragraph-count="11" meta:word-count="55" meta:character-count="325" meta:non-whitespace-character-count="283"/>
    <meta:generator>LibreOffice/6.0.3.2$Linux_X86_64 LibreOffice_project/00m0$Build-2</meta:generator>
  </office:meta>
</office:document-meta>
</file>